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25cm"/>
    </style:style>
    <style:style style:name="co3" style:family="table-column">
      <style:table-column-properties fo:break-before="auto" style:column-width="3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Views in million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ted States 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nald Trump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rack Obama 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izabeth II 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ia 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rld War II 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chael Jackson 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ted Kingdom 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istiano Ronaldo 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dy Gaga 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x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minem 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olf Hitler 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me of Thrones 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orld War I 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Beatles 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stin Bieber 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nada 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eddie Mercury 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im Kardashian 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lon Musk 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ionel Messi 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eve Jobs 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ichael Jordan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wayne Johnson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he Big Bang Theory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st of Presidents of the United States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stralia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ephen Hawking 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rth Vader 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ist of highest-grossing films 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ylor Swift 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ina 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ar Wars 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iley Cyrus 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braham Lincoln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il Wayne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cademy Awards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apan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ohnny Depp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ermany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Bron James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ew York City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arry Potter 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obe Bryant 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elena Gomez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eonardo DiCaprio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ihanna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lbert Einstein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eptember 11 attack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ussia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he Walking Dead(TV series) 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ow I Met Your Mother 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anye West 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upac Shakur 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ngelina Jolie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ohn F. Kennedy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OVID-19 pandemic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carlett Johansson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hernobyl disaster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st of Marvel Cinematic Universe films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oe Biden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rance 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om Cruise 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riana Grande 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ennifer Aniston 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reaking Bad 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rnold Schwarzenegger 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blo Escobar 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ila Kunis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ietnam War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eghan, Duchess of Sussex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Queen Victoria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rk Zuckerberg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illiam Shakespeare 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arth 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ill Gates 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uhammad Ali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eanu Reeves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ed Bundy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icky Minaj 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ill Smith 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ingapore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srael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ohn Cena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ruce Lee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lvis Presley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iana, Princess of Wales 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harles Manson 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Katy Perry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xual intercourse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arilyn Monroe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inston Churchill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eriodic Table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lee(TV series)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rad Pitt 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lluminati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ondon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ritney Spears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adonna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om Brady </text:p>
          </table:table-cell>
          <table:table-cell office:value-type="float" office:value="68" calcext:value-type="float">
            <text:p>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.00.0000</text:date>, <text:time style:data-style-name="N2" text:time-value="11:53:47.01538154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08:44:02.996857281</meta:creation-date>
    <dc:date>2022-02-28T14:59:18.744617040</dc:date>
    <meta:editing-duration>PT2H49M2S</meta:editing-duration>
    <meta:editing-cycles>2</meta:editing-cycles>
    <meta:generator>LibreOffice/6.4.7.2$Linux_X86_64 LibreOffice_project/40$Build-2</meta:generator>
    <meta:document-statistic meta:table-count="1" meta:cell-count="306" meta:object-count="0"/>
  </office:meta>
</office:document-meta>
</file>